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number-columns-repeated="4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2016/6/3</text:p>
          </table:table-cell>
          <table:table-cell table:style-name="ce1" office:value-type="string" calcext:value-type="string">
            <text:p>2016/6/8</text:p>
          </table:table-cell>
          <table:table-cell table:style-name="ce1" office:value-type="string" calcext:value-type="string">
            <text:p>2017/6/2</text:p>
          </table:table-cell>
          <table:table-cell table:style-name="ce1" office:value-type="string" calcext:value-type="string">
            <text:p>2017/6/7</text:p>
          </table:table-cell>
          <table:table-cell table:style-name="ce1" office:value-type="string" calcext:value-type="string">
            <text:p>2018/6/7</text:p>
          </table:table-cell>
          <table:table-cell table:style-name="ce1" office:value-type="string" calcext:value-type="string">
            <text:p>2018/6/8</text:p>
          </table:table-cell>
          <table:table-cell table:style-name="ce1" office:value-type="string" calcext:value-type="string">
            <text:p>2019/6/11</text:p>
          </table:table-cell>
          <table:table-cell table:style-name="ce1" office:value-type="string" calcext:value-type="string">
            <text:p>2020/9/15</text:p>
          </table:table-cell>
          <table:table-cell table:style-name="ce1" office:value-type="string" calcext:value-type="string">
            <text:p>2021/7/13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No.9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D3:.L3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SUM([.D4:.L4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5:.L5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6:.L6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7:.L7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8:.L8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9:.L9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0:.L10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11:.L11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12:.L12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13:.L13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([.D14:.L14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SUM([.D15:.L15])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No.9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formula="of:=SUM([.D18:.L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SUM([.D19:.L1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20:.L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21:.L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22:.L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23:.L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24:.L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25:.L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26:.L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27:.L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28:.L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([.D29:.L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SUM([.D30:.L30])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No.9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33:.L3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SUM([.D34:.L3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35:.L3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36:.L3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37:.L3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38:.L3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39:.L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40:.L4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41:.L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42:.L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43:.L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44:.L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45:.L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SUM([.D46:.L46])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No.9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D49:.L4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SUM([.D50:.L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51:.L5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52:.L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53:.L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D54:.L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55:.L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56:.L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57:.L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58:.L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59:.L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([.D60:.L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SUM([.D61:.L61])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No.9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64:.L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65:.L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66:.L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67:.L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68:.L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69:.L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70:.L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71:.L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72:.L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([.D73:.L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([.D74:.L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SUM([.D75:.L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SUM([.D76:.L76])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.1</text:p>
          </table:table-cell>
          <table:table-cell office:value-type="string" calcext:value-type="string">
            <text:p>No.2</text:p>
          </table:table-cell>
          <table:table-cell office:value-type="string" calcext:value-type="string">
            <text:p>No.3</text:p>
          </table:table-cell>
          <table:table-cell office:value-type="string" calcext:value-type="string">
            <text:p>No.4</text:p>
          </table:table-cell>
          <table:table-cell office:value-type="string" calcext:value-type="string">
            <text:p>No.5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No.7</text:p>
          </table:table-cell>
          <table:table-cell office:value-type="string" calcext:value-type="string">
            <text:p>No.8</text:p>
          </table:table-cell>
          <table:table-cell office:value-type="string" calcext:value-type="string">
            <text:p>No.9</text:p>
          </table:table-cell>
          <table:table-cell office:value-type="string" calcext:value-type="string">
            <text:p>出題回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D79:.L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80:.L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81:.L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82:.L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83:.L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84:.L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85:.L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86:.L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([.D87:.L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([.D88:.L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SUM([.D89:.L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formula="of:=SUM([.D90:.L90])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計</text:p>
          </table:table-cell>
          <table:table-cell table:formula="of:=SUMIF([.D3:.D91];&quot;=1&quot;)" office:value-type="float" office:value="10" calcext:value-type="float">
            <text:p>10</text:p>
          </table:table-cell>
          <table:table-cell table:formula="of:=SUMIF([.E3:.E91];&quot;=1&quot;)" office:value-type="float" office:value="10" calcext:value-type="float">
            <text:p>10</text:p>
          </table:table-cell>
          <table:table-cell table:formula="of:=SUMIF([.F3:.F91];&quot;=1&quot;)" office:value-type="float" office:value="10" calcext:value-type="float">
            <text:p>10</text:p>
          </table:table-cell>
          <table:table-cell table:formula="of:=SUMIF([.G3:.G91];&quot;=1&quot;)" office:value-type="float" office:value="10" calcext:value-type="float">
            <text:p>10</text:p>
          </table:table-cell>
          <table:table-cell table:formula="of:=SUMIF([.H3:.H91];&quot;=1&quot;)" office:value-type="float" office:value="10" calcext:value-type="float">
            <text:p>10</text:p>
          </table:table-cell>
          <table:table-cell table:formula="of:=SUMIF([.I3:.I91];&quot;=1&quot;)" office:value-type="float" office:value="10" calcext:value-type="float">
            <text:p>10</text:p>
          </table:table-cell>
          <table:table-cell table:formula="of:=SUMIF([.J3:.J91];&quot;=1&quot;)" office:value-type="float" office:value="10" calcext:value-type="float">
            <text:p>10</text:p>
          </table:table-cell>
          <table:table-cell table:formula="of:=SUMIF([.K3:.K91];&quot;=1&quot;)" office:value-type="float" office:value="10" calcext:value-type="float">
            <text:p>10</text:p>
          </table:table-cell>
          <table:table-cell table:formula="of:=SUMIF([.L3:.L91];&quot;=1&quot;)" office:value-type="float" office:value="10" calcext:value-type="float">
            <text:p>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0">0000/00/00</text:date>, <text:time style:data-style-name="N2" text:time-value="13:49:02.88637984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10T13:56:22.081063391</dc:date>
    <meta:editing-duration>PT1H35M49S</meta:editing-duration>
    <meta:editing-cycles>16</meta:editing-cycles>
    <meta:generator>LibreOffice/6.4.7.2$Linux_X86_64 LibreOffice_project/40$Build-2</meta:generator>
    <meta:document-statistic meta:table-count="1" meta:cell-count="499" meta:object-count="0"/>
  </office:meta>
</office:document-meta>
</file>